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Air-Conditioning Systems in Automobile Engineering</text:h>
      <text:p text:style-name="Text_20_body">Air-conditioning systems in automobiles have become a standard feature, enhancing comfort and convenience for drivers and passengers alike. These systems are a blend of mechanical engineering, thermodynamics, and modern control systems, and their evolution reflects advances in automotive technology. This essay explores the principles, components, types, and advancements of automotive air-conditioning systems.</text:p>
      <text:h text:style-name="Heading_20_4" text:outline-level="4">Principles of Automotive Air-Conditioning</text:h>
      <text:p text:style-name="Text_20_body">The primary purpose of an automotive air-conditioning system is to cool the air within the passenger compartment, remove humidity, and provide a comfortable environment. The basic principle behind air-conditioning is the refrigeration cycle, which involves the compression, condensation, expansion, and evaporation of a refrigerant.</text:p>
      <text:p text:style-name="Text_20_body">The refrigeration cycle in automotive air-conditioning works as follows:</text:p>
      <text:list text:style-name="L1">
        <text:list-item>
          <text:p text:style-name="P2"><text:span text:style-name="Strong_20_Emphasis">Compression:</text:span> The refrigerant gas is compressed by the compressor, increasing its pressure and temperature.</text:p>
        </text:list-item>
        <text:list-item>
          <text:p text:style-name="P2"><text:span text:style-name="Strong_20_Emphasis">Condensation:</text:span> The high-pressure, high-temperature gas flows through the condenser, where it loses heat to the surrounding air and condenses into a high-pressure liquid.</text:p>
        </text:list-item>
        <text:list-item>
          <text:p text:style-name="P2"><text:span text:style-name="Strong_20_Emphasis">Expansion:</text:span> The high-pressure liquid passes through an expansion valve or orifice tube, which reduces its pressure and temperature, converting it into a low-pressure liquid.</text:p>
        </text:list-item>
        <text:list-item>
          <text:p text:style-name="P1"><text:span text:style-name="Strong_20_Emphasis">Evaporation:</text:span> The low-pressure liquid enters the evaporator, absorbing heat from the cabin air and evaporating into a low-pressure gas. The cool air is then blown into the cabin, reducing the interior temperature.</text:p>
        </text:list-item>
      </text:list>
      <text:h text:style-name="Heading_20_4" text:outline-level="4">Components of Automotive Air-Conditioning Systems</text:h>
      <text:p text:style-name="Text_20_body">Automotive air-conditioning systems consist of several key components, each playing a crucial role in the refrigeration cycle:</text:p>
      <text:list text:style-name="L2">
        <text:list-item>
          <text:p text:style-name="P4"><text:span text:style-name="Strong_20_Emphasis">Compressor:</text:span> Often referred to as the heart of the system, the compressor pumps the refrigerant through the system and compresses it to high pressure.</text:p>
        </text:list-item>
        <text:list-item>
          <text:p text:style-name="P4"><text:span text:style-name="Strong_20_Emphasis">Condenser:</text:span> Located at the front of the vehicle, the condenser dissipates heat from the refrigerant to the outside air, condensing it into a high-pressure liquid.</text:p>
        </text:list-item>
        <text:list-item>
          <text:p text:style-name="P4"><text:span text:style-name="Strong_20_Emphasis">Expansion Valve/Orifice Tube:</text:span> This component controls the flow of refrigerant into the evaporator, reducing its pressure and temperature.</text:p>
        </text:list-item>
        <text:list-item>
          <text:p text:style-name="P4"><text:span text:style-name="Strong_20_Emphasis">Evaporator:</text:span> Situated inside the vehicle's dashboard, the evaporator absorbs heat from the cabin air, cooling it and providing the desired temperature inside the vehicle.</text:p>
        </text:list-item>
        <text:list-item>
          <text:p text:style-name="P4"><text:span text:style-name="Strong_20_Emphasis">Receiver-Drier/Accumulator:</text:span> This component removes moisture and filters debris from the refrigerant, ensuring the system operates efficiently.</text:p>
        </text:list-item>
        <text:list-item>
          <text:p text:style-name="P3"><text:span text:style-name="Strong_20_Emphasis">Refrigerant:</text:span> The medium that carries heat out of the cabin. Common refrigerants include R-134a and the more environmentally friendly R-1234yf.</text:p>
        </text:list-item>
      </text:list>
      <text:h text:style-name="Heading_20_4" text:outline-level="4">Types of Automotive Air-Conditioning Systems</text:h>
      <text:p text:style-name="Text_20_body">Automotive air-conditioning systems can be classified based on their control mechanisms and configurations:</text:p>
      <text:list text:style-name="L3">
        <text:list-item>
          <text:p text:style-name="P6"><text:soft-page-break/><text:span text:style-name="Strong_20_Emphasis">Manual Air-Conditioning Systems:</text:span> These are basic systems where the driver manually controls the temperature and airflow using knobs or switches.</text:p>
        </text:list-item>
        <text:list-item>
          <text:p text:style-name="P6"><text:span text:style-name="Strong_20_Emphasis">Automatic Climate Control Systems:</text:span> These advanced systems automatically regulate the cabin temperature by adjusting the compressor operation, fan speed, and air distribution based on sensor inputs. They provide a set-and-forget convenience for occupants.</text:p>
        </text:list-item>
        <text:list-item>
          <text:p text:style-name="P5"><text:span text:style-name="Strong_20_Emphasis">Dual-Zone and Multi-Zone Systems:</text:span> These systems allow for different temperature settings in different areas of the vehicle, enhancing comfort for all passengers. Dual-zone systems typically provide separate controls for the driver and front passenger, while multi-zone systems extend this functionality to rear passengers.</text:p>
        </text:list-item>
      </text:list>
      <text:h text:style-name="Heading_20_4" text:outline-level="4">Advancements in Automotive Air-Conditioning</text:h>
      <text:p text:style-name="Text_20_body">Recent advancements in automotive air-conditioning focus on improving efficiency, environmental sustainability, and passenger comfort.</text:p>
      <text:list text:style-name="L4">
        <text:list-item>
          <text:p text:style-name="P7"><text:span text:style-name="Strong_20_Emphasis">Energy Efficiency:</text:span> Modern air-conditioning systems are designed to consume less power, reducing the load on the engine and improving fuel efficiency. Innovations include variable displacement compressors that adjust their output based on cooling demand, and electric compressors in hybrid and electric vehicles, which operate independently of the engine.</text:p>
        </text:list-item>
        <text:list-item>
          <text:p text:style-name="P7"><text:span text:style-name="Strong_20_Emphasis">Environmental Sustainability:</text:span> The shift from refrigerants like R-134a, which have a high global warming potential (GWP), to more environmentally friendly options like R-1234yf reflects the industry's commitment to reducing environmental impact. R-1234yf has a much lower GWP and helps meet stringent environmental regulations.</text:p>
        </text:list-item>
        <text:list-item>
          <text:p text:style-name="P7"><text:span text:style-name="Strong_20_Emphasis">Thermal Comfort:</text:span> Advancements in sensor technology and climate control algorithms enable more precise control of cabin temperature and humidity, enhancing passenger comfort. Infrared sensors can detect the body temperature of occupants and adjust the air-conditioning settings accordingly.</text:p>
        </text:list-item>
        <text:list-item>
          <text:p text:style-name="P7"><text:span text:style-name="Strong_20_Emphasis">Noise Reduction:</text:span> Efforts to reduce the noise produced by air-conditioning systems have led to the development of quieter compressors and fans, contributing to a more serene cabin environment.</text:p>
        </text:list-item>
        <text:list-item>
          <text:p text:style-name="P7"><text:span text:style-name="Strong_20_Emphasis">Integration with Other Systems:</text:span> Modern vehicles integrate air-conditioning systems with other vehicle systems, such as navigation and telematics. For example, some systems can pre-cool the cabin based on the driver's schedule or location, enhancing convenience and comfort.</text:p>
        </text:list-item>
        <text:list-item>
          <text:p text:style-name="P7"><text:span text:style-name="Strong_20_Emphasis">Smart Control Systems:</text:span> The integration of artificial intelligence and machine learning allows for predictive climate control. These systems learn the preferences of occupants and adjust the air-conditioning settings automatically, providing a personalized experience.</text:p>
        </text:list-item>
      </text:list>
      <text:h text:style-name="Heading_20_4" text:outline-level="4">Challenges and Future Directions</text:h>
      <text:p text:style-name="Text_20_body">Despite the advancements, automotive air-conditioning systems face several challenges. One of the primary challenges is the need for further reduction in energy consumption, especially in electric vehicles where battery life is crucial. Developing more efficient components and systems remains a priority.</text:p>
      <text:p text:style-name="Text_20_body"><text:soft-page-break/>Another challenge is the management of thermal loads in increasingly complex vehicle architectures. With the advent of autonomous vehicles and the proliferation of electronics, managing heat dissipation efficiently becomes critical.</text:p>
      <text:p text:style-name="Text_20_body">Future directions in automotive air-conditioning systems include the exploration of alternative cooling technologies, such as solid-state cooling, which uses thermoelectric materials to provide cooling without refrigerants. Additionally, advancements in materials science could lead to the development of more efficient heat exchangers and insulating materials, further improving system performance.</text:p>
      <text:h text:style-name="Heading_20_4" text:outline-level="4">Conclusion</text:h>
      <text:p text:style-name="Text_20_body">Automotive air-conditioning systems are a testament to the intersection of mechanical engineering, thermodynamics, and modern technology. They play a vital role in enhancing the comfort and convenience of vehicle occupants, and their evolution reflects ongoing advancements in efficiency, sustainability, and passenger comfort. As the automotive industry continues to innovate, air-conditioning systems will remain a crucial component, adapting to meet the demands of modern vehicles and environmental consideration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8T16:25:17.081068146</meta:creation-date>
    <dc:date>2024-06-18T16:26:18.353312295</dc:date>
    <meta:editing-duration>PT1M3S</meta:editing-duration>
    <meta:editing-cycles>1</meta:editing-cycles>
    <meta:document-statistic meta:table-count="0" meta:image-count="0" meta:object-count="0" meta:page-count="3" meta:paragraph-count="36" meta:word-count="924" meta:character-count="6921" meta:non-whitespace-character-count="6052"/>
    <meta:generator>LibreOffice/24.2.3.2$Linux_X86_64 LibreOffice_project/420$Build-2</meta:generator>
  </office:meta>
</office:document-meta>
</file>